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65" calcext:value-type="float">
            <text:p>8165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1037" calcext:value-type="float">
            <text:p>131037</text:p>
          </table:table-cell>
          <table:table-cell office:value-type="float" office:value="7708" calcext:value-type="float">
            <text:p>7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4249" calcext:value-type="float">
            <text:p>524249</text:p>
          </table:table-cell>
          <table:table-cell office:value-type="float" office:value="27592" calcext:value-type="float">
            <text:p>27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47483585" calcext:value-type="float">
            <text:p>2147483585</text:p>
          </table:table-cell>
          <table:table-cell office:value-type="float" office:value="69273664" calcext:value-type="float">
            <text:p>69273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7:36:47.044488031</meta:creation-date>
    <dc:date>2016-05-29T17:39:30.574364404</dc:date>
    <meta:editing-duration>PT2M44S</meta:editing-duration>
    <meta:editing-cycles>1</meta:editing-cycles>
    <meta:document-statistic meta:table-count="1" meta:cell-count="24" meta:object-count="0"/>
    <meta:generator>LibreOffice/5.0.6.3$Linux_X86_64 LibreOffice_project/490fc03b25318460cfc54456516ea2519c11d1aa</meta:generator>
  </office:meta>
</office:document-meta>
</file>